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LoginModuleInitializ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LoginModuleInitializer.setBundleContext( BundleContext bund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